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VARGAS CHUQUIYAURIE CELIA LUZMILA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VARGAS CHUQUIYAURIE CELIA LUZMI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1:02:0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